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12pt" style:font-size-asian="12pt" style:font-size-complex="12pt"/>
    </style:style>
    <style:style style:name="P2" style:family="paragraph" style:parent-style-name="Preformatted_20_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style:font-name="Times New Roman" fo:font-size="10pt" style:font-size-asian="10pt" style:font-size-complex="10pt"/>
    </style:style>
    <style:style style:name="P4" style:family="paragraph" style:parent-style-name="Preformatted_20_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5" style:family="paragraph" style:parent-style-name="Preformatted_20_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7" style:family="paragraph" style:parent-style-name="Preformatted_20_Text">
      <style:paragraph-properties fo:margin-top="0in" fo:margin-bottom="0.1965in" style:contextual-spacing="false"/>
      <style:text-properties style:font-name="Times New Roman" fo:font-size="10pt" style:font-size-asian="10pt" style:font-size-complex="10pt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T1" style:family="text">
      <style:text-properties officeooo:rsid="001b8c2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ystem design document for <text:span text:style-name="T1">Twirl</text:span></text:p>
      <text:p text:style-name="P3"/>
      <text:p text:style-name="P4">Table of Contents</text:p>
      <text:p text:style-name="P3"/>
      <text:p text:style-name="P3"/>
      <text:p text:style-name="P4"><text:s text:c="2"/>Version: <text:span text:style-name="T1">0.1</text:span></text:p>
      <text:p text:style-name="P3"/>
      <text:p text:style-name="P3"><text:s text:c="2"/><text:span text:style-name="T2">Date</text:span> <text:span text:style-name="T1">19/4 - 2013</text:span></text:p>
      <text:p text:style-name="P3"/>
      <text:p text:style-name="P3"><text:s text:c="2"/><text:span text:style-name="T2">Author</text:span> <text:span text:style-name="T1">Eric Arnebäck</text:span></text:p>
      <text:p text:style-name="P3"/>
      <text:p text:style-name="P3">This version overrides all previous versions.</text:p>
      <text:p text:style-name="P3"/>
      <text:p text:style-name="P1">1 <text:span text:style-name="T2">Introduction</text:span></text:p>
      <text:p text:style-name="P3"/>
      <text:p text:style-name="P6">1.1 Design goals</text:p>
      <text:p text:style-name="P3"/>
      <text:p text:style-name="P3"><text:span text:style-name="T4">1.2 Definitions, acronyms and abbreviations</text:span> </text:p>
      <text:p text:style-name="P3"/>
      <text:p text:style-name="P2">2 System design</text:p>
      <text:p text:style-name="P3"/>
      <text:p text:style-name="P3"><text:span text:style-name="T4">2.1 Overview</text:span> </text:p>
      <text:p text:style-name="P3"/>
      <text:p text:style-name="P3">In this section we explain the overall design choices.</text:p>
      <text:p text:style-name="P3"/>
      <text:p text:style-name="P6">2.2 Software decomposition</text:p>
      <text:p text:style-name="P3"/>
      <text:p text:style-name="P6">2.2.1 General</text:p>
      <text:p text:style-name="P3"/>
      <text:p text:style-name="P3">Package diagram. For each package an UML class diagram in </text:p>
      <text:p text:style-name="P3">appendix</text:p>
      <text:p text:style-name="P3"/>
      <text:p text:style-name="P3"><text:span text:style-name="T4">2.2.2 Decomposition into subsystems</text:span> </text:p>
      <text:p text:style-name="P3"/>
      <text:p text:style-name="P6">2.2.3 Layering</text:p>
      <text:p text:style-name="P6"/>
      <text:p text:style-name="P6">2.2.4 Dependency analysis</text:p>
      <text:p text:style-name="P6"/>
      <text:p text:style-name="P6">2.3 Concurrency issues</text:p>
      <text:p text:style-name="P6"/>
      <text:p text:style-name="P6">2.4 Persistent data management</text:p>
      <text:p text:style-name="P6"/>
      <text:p text:style-name="P6">2.5 Access control and security</text:p>
      <text:p text:style-name="P6"/>
      <text:p text:style-name="P6">2.6 Boundary conditions </text:p>
      <text:p text:style-name="P6"/>
      <text:p text:style-name="P2">3 References</text:p>
      <text:p text:style-name="P3"/>
      <text:p text:style-name="P3"><text:s text:c="2"/><text:span text:style-name="T6">APPENDIX</text:span> </text:p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9T11:58:02</meta:creation-date>
    <dc:date>2013-04-19T12:01:33</dc:date>
    <meta:editing-duration>P0D</meta:editing-duration>
    <meta:editing-cycles>1</meta:editing-cycles>
    <meta:document-statistic meta:table-count="0" meta:image-count="0" meta:object-count="0" meta:page-count="1" meta:paragraph-count="25" meta:word-count="90" meta:character-count="614" meta:non-whitespace-character-count="535"/>
    <meta:generator>LibreOffice/3.6$MacOSX_x86 LibreOffice_project/e29a214-2bbed72-0621de6-a97528c-8f066d</meta:generator>
  </office:meta>
</office:document-meta>
</file>